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9fde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9" style:family="paragraph" style:parent-style-name="Standard">
      <style:text-properties officeooo:paragraph-rsid="10abd9a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dca2508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3fc298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officeooo:paragraph-rsid="0daef67d"/>
    </style:style>
    <style:style style:name="P2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9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30" style:family="paragraph" style:parent-style-name="Standard">
      <style:text-properties officeooo:paragraph-rsid="1044b2e0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b0ddd8e"/>
    </style:style>
    <style:style style:name="P40" style:family="paragraph" style:parent-style-name="Footnote">
      <style:text-properties officeooo:paragraph-rsid="10a5bb50"/>
    </style:style>
    <style:style style:name="P41" style:family="paragraph" style:parent-style-name="Footnote">
      <style:text-properties officeooo:paragraph-rsid="0f92b562"/>
    </style:style>
    <style:style style:name="P42" style:family="paragraph" style:parent-style-name="Standard">
      <style:text-properties officeooo:paragraph-rsid="10bb09b3"/>
    </style:style>
    <style:style style:name="P43" style:family="paragraph" style:parent-style-name="Footnote">
      <style:text-properties officeooo:paragraph-rsid="10bc5bbc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text-properties officeooo:paragraph-rsid="1090da41"/>
    </style:style>
    <style:style style:name="P48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9" style:family="paragraph" style:parent-style-name="Standard">
      <style:paragraph-properties fo:text-align="center" style:justify-single-word="false"/>
      <style:text-properties officeooo:paragraph-rsid="0d1ec96e"/>
    </style:style>
    <style:style style:name="P50" style:family="paragraph" style:parent-style-name="Standard">
      <style:text-properties officeooo:paragraph-rsid="109df1b9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Standard">
      <style:text-properties officeooo:paragraph-rsid="0ddfbc49"/>
    </style:style>
    <style:style style:name="P54" style:family="paragraph" style:parent-style-name="Standard">
      <style:text-properties officeooo:paragraph-rsid="0f9ee0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style:font-name="Liberation Sans" fo:font-size="12pt" style:text-underline-style="none" style:font-size-asian="12pt" style:font-size-complex="12pt"/>
    </style:style>
    <style:style style:name="T2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8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font-name="Liberation Sans" fo:font-size="12pt" style:text-underline-style="none" officeooo:rsid="10abd9a7" style:font-size-asian="12pt" style:font-size-complex="12pt"/>
    </style:style>
    <style:style style:name="T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font-name="Liberation Sans" fo:font-size="12pt" style:text-underline-style="none" officeooo:rsid="10968bf5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officeooo:rsid="10968bf5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1" style:family="text">
      <style:text-properties fo:language="nl" fo:country="NL" style:text-underline-style="none" officeooo:rsid="10ae1a51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2" style:family="text">
      <style:text-properties fo:language="nl" fo:country="NL" style:text-underline-style="none" officeooo:rsid="10acc36d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3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7" style:family="text">
      <style:text-properties officeooo:rsid="04473353"/>
    </style:style>
    <style:style style:name="T128" style:family="text">
      <style:text-properties officeooo:rsid="0f95a7a0"/>
    </style:style>
    <style:style style:name="T129" style:family="text">
      <style:text-properties officeooo:rsid="0f8f58bd"/>
    </style:style>
    <style:style style:name="T130" style:family="text">
      <style:text-properties officeooo:rsid="0aace3cd"/>
    </style:style>
    <style:style style:name="T131" style:family="text">
      <style:text-properties style:font-name="Ubuntu" fo:font-size="10pt" style:font-size-asian="10pt" style:font-size-complex="10pt"/>
    </style:style>
    <style:style style:name="T132" style:family="text">
      <style:text-properties style:font-name="Liberation Sans" fo:font-size="10pt" style:font-size-asian="10pt" style:font-size-complex="10pt"/>
    </style:style>
    <style:style style:name="T13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ddc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659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officeooo:rsid="10cbf73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c1999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6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67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79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82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8" style:family="text">
      <style:text-properties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2" style:family="text">
      <style:text-properties officeooo:rsid="105c8aaa"/>
    </style:style>
    <style:style style:name="T19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officeooo:rsid="1083fa7a"/>
    </style:style>
    <style:style style:name="T209" style:family="text">
      <style:text-properties officeooo:rsid="107e8e04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4" style:family="text">
      <style:text-properties fo:language="nl" fo:country="NL" style:text-underline-style="none" officeooo:rsid="10b2aa94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5" style:family="text">
      <style:text-properties style:font-name="Liberation Sans" fo:font-size="12pt" officeooo:rsid="0d1ec96e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style:font-name="Liberation Sans" fo:font-size="12pt"/>
    </style:style>
    <style:style style:name="T225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3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GNOME </text:span><text:span text:style-name="T7">Desktop/</text:span><text:span text:style-name="T8">Workstation</text:span><text:span text:style-name="T9">.</text:span></text:p>
      <text:p text:style-name="P2"/>
      <text:p text:style-name="P3"/>
      <text:p text:style-name="P4">Vul het tekstvak achter &lt;...&gt; in</text:p>
      <text:p text:style-name="P5"><text:span text:style-name="T10">&lt;</text:span><text:span text:style-name="T11">g</text:span><text:span text:style-name="T12">ebruiker</text:span><text:span text:style-name="T10">&gt;</text:span><text:span text:style-name="T13"><text:tab/><text:tab/></text:span><text:span text:style-name="T14"> <text:tab/><text:tab/></text:span><text:span text:style-name="T15"><draw:control text:anchor-type="as-char" svg:y="-0.4cm" draw:z-index="9" draw:name="Gebruiker 2" draw:style-name="gr1" draw:text-style-name="P6" svg:width="6.002cm" svg:height="0.5cm" draw:control="control8"><svg:title>Gebruiker</svg:title><svg:desc>Volledige naam, bijv. Jan Stek</svg:desc></draw:control></text:span><text:span text:style-name="T15"><text:tab/></text:span><text:span text:style-name="T16">b</text:span><text:span text:style-name="T17">ijv.</text:span><text:span text:style-name="T18"> </text:span><text:span text:style-name="T19">Karel Zimmer</text:span></text:p>
      <text:p text:style-name="P7"><text:span text:style-name="T20">&lt;</text:span><text:span text:style-name="T21">g</text:span><text:span text:style-name="T22">ebruikersnaam</text:span><text:span text:style-name="T20">&gt;</text:span><text:span text:style-name="T22"><text:tab/></text:span><text:span text:style-name="T23"><draw:control text:anchor-type="as-char" svg:y="-0.4cm" draw:z-index="10" draw:name="Gberuikersnaam 3" draw:style-name="gr1" draw:text-style-name="P6" svg:width="6.002cm" svg:height="0.5cm" draw:control="control9"><svg:title>Gebruikersnaam</svg:title><svg:desc>Korte naam, bijv. jan</svg:desc></draw:control></text:span><text:span text:style-name="T23"><text:tab/></text:span><text:span text:style-name="T24">b</text:span><text:span text:style-name="T25">ijv.</text:span><text:span text:style-name="T26"> </text:span><text:span text:style-name="T27">karel</text:span></text:p>
      <text:p text:style-name="P8"><text:span text:style-name="T20">&lt;</text:span><text:span text:style-name="T28">c</text:span><text:span text:style-name="T29">omputernaam</text:span><text:span text:style-name="T20">&gt;</text:span><text:span text:style-name="T30"><text:tab/><text:tab/></text:span><text:span text:style-name="T22"><draw:control text:anchor-type="as-char" svg:y="-0.4cm" draw:z-index="11" draw:name="Computernaam 1" draw:style-name="gr1" draw:text-style-name="P6" svg:width="6.002cm" svg:height="0.5cm" draw:control="control10"><svg:title>Computernaam</svg:title><svg:desc>Unieke naam van de computer</svg:desc></draw:control></text:span><text:span text:style-name="T22"><text:tab/></text:span><text:span text:style-name="T31">b</text:span><text:span text:style-name="T32">ijv.</text:span><text:span text:style-name="T33"> </text:span><text:span text:style-name="T34">pc0</text:span><text:span text:style-name="T35">1</text:span></text:p>
      <text:p text:style-name="P8"><text:span text:style-name="T10">&lt;</text:span><text:span text:style-name="T36">g</text:span><text:span text:style-name="T37">ebruiker</text:span><text:span text:style-name="T10">&gt;</text:span><text:span text:style-name="T38"><text:tab/></text:span><text:span text:style-name="T39"><text:tab/></text:span><text:span text:style-name="T14"> <text:tab/><text:tab/></text:span><text:span text:style-name="T15"><draw:control text:anchor-type="as-char" svg:y="-0.4cm" draw:z-index="12" draw:name="Gebruiker 3" draw:style-name="gr1" draw:text-style-name="P6" svg:width="6.002cm" svg:height="0.5cm" draw:control="control11"><svg:title>Gebruiker</svg:title><svg:desc>Volledige naam, bijv. Jan Stek</svg:desc></draw:control></text:span><text:span text:style-name="T15"><text:tab/></text:span><text:span text:style-name="T16">e</text:span><text:span text:style-name="T40">vt.</text:span><text:span text:style-name="T41"> extra gebruikers</text:span></text:p>
      <text:p text:style-name="P9"><text:span text:style-name="T10">&lt;</text:span><text:span text:style-name="T36">g</text:span><text:span text:style-name="T37">ebruikersnaam</text:span><text:span text:style-name="T10">&gt;</text:span><text:span text:style-name="T38"><text:tab/></text:span><text:span text:style-name="T23"><draw:control text:anchor-type="as-char" svg:y="-0.4cm" draw:z-index="13" draw:name="Gberuikersnaam 4" draw:style-name="gr1" draw:text-style-name="P6" svg:width="6.002cm" svg:height="0.5cm" draw:control="control12"><svg:title>Gebruikersnaam</svg:title><svg:desc>Korte naam, bijv. jan</svg:desc></draw:control></text:span><text:span text:style-name="T23"><text:tab/></text:span><text:span text:style-name="T24">e</text:span><text:span text:style-name="T42">vt.</text:span><text:span text:style-name="T43"> extra gebruikers</text:span></text:p>
      <text:p text:style-name="P10"><text:span text:style-name="T44">v</text:span>ervang &lt;...&gt; in deze checklist door de waarde in het tekstvak.</text:p>
      <text:p text:style-name="P11"/>
      <text:p text:style-name="P11"/>
      <text:p text:style-name="P12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3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4"/>
      <text:p text:style-name="P14"/>
      <text:list text:style-name="L1">
        <text:list-item>
          <text:p text:style-name="P1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4" draw:name="Vorm3_0" draw:style-name="gr2" draw:text-style-name="P1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5" draw:name="Vorm3_ 2" draw:style-name="gr2" draw:text-style-name="P1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19"><text:span text:style-name="T59">Aanmelden als </text:span><text:span text:style-name="T60">&lt;</text:span><text:span text:style-name="T61">g</text:span><text:span text:style-name="T62">ebruiker</text:span><text:span text:style-name="T60">&gt;</text:span><text:span text:style-name="T63"><text:note text:id="ftn1" text:note-class="footnote"><text:note-citation>1</text:note-citation><text:note-body><text:p text:style-name="P20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71">s</text:span><text:span text:style-name="T69"> aanmelden </text:span><text:span text:style-name="T72">en dezelfde stappen uitvoeren</text:span><text:span text:style-name="T73">.</text:span></text:p></text:note-body></text:note></text:span><text:span text:style-name="T7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4" draw:name="Vorm4" draw:style-name="gr2" draw:text-style-name="P1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2" text:note-class="footnote"><text:note-citation>2</text:note-citation><text:note-body><text:p text:style-name="P26"><text:span text:style-name="T81">Druk op de Super (Windows/command/vergrootglas) toets of klik in de linkerbovenhoek.</text:span><text:span text:style-name="T81"/>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D4" office:value-type="string">
            <text:p text:style-name="P28"><text:span text:style-name="T90">Typ</text:span><text:span text:style-name="T88"> de </text:span><text:span text:style-name="T91">volgende d</text:span><text:span text:style-name="T92">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29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5" draw:name="Vorm 3" draw:style-name="gr2" draw:text-style-name="P1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6" draw:name="Vorm 4" draw:style-name="gr2" draw:text-style-name="P1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9"/></text:span></text:p>
          </table:table-cell>
          <table:table-cell table:style-name="_31_._5f_Installatie_5f_voorbereiden.D11" office:value-type="string">
            <text:p text:style-name="P36"><text:span text:style-name="T103">Selecteer</text:span><text:span text:style-name="T99"> </text:span><text:span text:style-name="Strong_20_Emphasis"><text:span text:style-name="T104">1</text:span></text:span><text:span text:style-name="T105"> </text:span><text:span text:style-name="T106">Installatie voorbereiden</text:span><text:span text:style-name="T107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108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2" draw:text-style-name="P18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09">Start de computer op vanaf</text:span><text:span text:style-name="T109"><text:note text:id="ftn3" text:note-class="footnote"><text:note-citation>1</text:note-citation><text:note-body><text:p text:style-name="P40"><text:span text:style-name="T110">B</text:span><text:span text:style-name="T111">ootmenu/</text:span><text:span text:style-name="T110">S</text:span><text:span text:style-name="T111">etup</text:span><text:span text:style-name="T112"> via </text:span><text:span text:style-name="T113">é</text:span><text:span text:style-name="T114">é</text:span><text:span text:style-name="T110">n van de </text:span><text:span text:style-name="T115">Veelgebruikte toetsen: </text:span><text:span text:style-name="T116">Esc</text:span><text:span text:style-name="T117">, </text:span><text:span text:style-name="T116">Delete</text:span><text:span text:style-name="T117">, </text:span><text:span text:style-name="T116">F1</text:span><text:span text:style-name="T117">, </text:span><text:span text:style-name="T116">F2</text:span><text:span text:style-name="T117">, </text:span><text:span text:style-name="T116">F9</text:span><text:span text:style-name="T117">, </text:span><text:span text:style-name="T116">F10</text:span><text:span text:style-name="T117">, </text:span><text:span text:style-name="T116">F11</text:span><text:span text:style-name="T117">, of </text:span><text:span text:style-name="T116">F12</text:span></text:p></text:note-body></text:note></text:span><text:span text:style-name="T109"> </text:span><text:span text:style-name="T118">een </text:span><text:span text:style-name="T119"><text:user-field-get text:name="Distro">Rocky Linux</text:user-field-get></text:span><text:span text:style-name="T120"><text:s/></text:span><text:span text:style-name="T121">GNOME </text:span><text:span text:style-name="T122">Desktop/</text:span><text:span text:style-name="T123">Workstation</text:span><text:span text:style-name="T124"> </text:span><text:span text:style-name="T125">L</text:span><text:span text:style-name="T126">ive</text:span><text:span text:style-name="T126"><text:note text:id="ftn4" text:note-class="footnote"><text:note-citation>2</text:note-citation><text:note-body><text:p text:style-name="P41"><text:span text:style-name="T127">Vanaf ee</text:span>n <text:span text:style-name="T128">L</text:span>ive <text:span text:style-name="T129">USB</text:span><text:span text:style-name="T130">-stick</text:span><text:span text:style-name="T131"> </text:span>kunt <text:span text:style-name="T127">u opstarten en</text:span> <text:span text:style-name="T132">met </text:span><text:span text:style-name="T133"><text:user-field-get text:name="Distro">Rocky Linux</text:user-field-get></text:span><text:span text:style-name="T133"><text:s/></text:span>werken zonder enige bestanden op de harde schijf te wijzigen en maakt ook installatie van <text:span text:style-name="T133"><text:user-field-get text:name="Distro">Rocky Linux</text:user-field-get></text:span><text:span text:style-name="T133"><text:s/></text:span>mogelijk.</text:p></text:note-body></text:note></text:span><text:span text:style-name="T126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42"><text:span text:style-name="T134">USB</text:span><text:span text:style-name="T135">-stick</text:span><text:span text:style-name="T135"><text:note text:id="ftn5" text:note-class="footnote"><text:note-citation>3</text:note-citation><text:note-body><text:p text:style-name="P43"><text:span text:style-name="T136">Maak een opstartbare USB-stick</text:span><text:span text:style-name="T137">:</text:span><text:span text:style-name="Strong_20_Emphasis"><text:span text:style-name="T138"><text:line-break/></text:span></text:span><text:span text:style-name="T139">Download </text:span><text:span text:style-name="T140">b</text:span><text:span text:style-name="T140">i</text:span><text:span text:style-name="T140">j</text:span><text:span text:style-name="T140">v. </text:span><text:span text:style-name="T141">een </text:span><text:span text:style-name="terk_20_accent_20_voetnoot"><text:span text:style-name="T142">Rocky Linux </text:span></text:span><text:span text:style-name="terk_20_accent_20_voetnoot"><text:span text:style-name="T143">Desktop/Workstation Live </text:span></text:span><text:span text:style-name="terk_20_accent_20_voetnoot"><text:span text:style-name="T144">Image </text:span></text:span><text:span text:style-name="terk_20_accent_20_voetnoot"><text:span text:style-name="T142">GNOME </text:span></text:span><text:span text:style-name="T145">vanaf </text:span><text:a xlink:type="simple" xlink:href="https://rockylinux.org/" text:style-name="Internet_20_link" text:visited-style-name="Visited_20_Internet_20_Link"><text:span text:style-name="T146">rockylinux.org</text:span></text:a><text:span text:style-name="T147">.</text:span><text:span text:style-name="Strong_20_Emphasis"><text:span text:style-name="T148"><text:line-break/></text:span></text:span><text:span text:style-name="T149">De </text:span><text:span text:style-name="T150">ver</text:span><text:span text:style-name="T149">volgstappen staan beschreven in </text:span><text:span text:style-name="terk_20_accent_20_voetnoot"><text:span text:style-name="T151">Linux informatie</text:span></text:span><text:span text:style-name="T149">, te vinden op </text:span><text:a xlink:type="simple" xlink:href="https://karelzimmer.nl/nl" text:style-name="Internet_20_link" text:visited-style-name="Visited_20_Internet_20_Link"><text:span text:style-name="T152">karelzimmer.nl/nl</text:span></text:a><text:span text:style-name="T149">.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3">Selecteer</text:span><text:span text:style-name="T154"> </text:span><text:span text:style-name="Strong_20_Emphasis"><text:span text:style-name="T155">Start</text:span></text:span><text:span text:style-name="Strong_20_Emphasis"><text:span text:style-name="T156"> </text:span></text:span><text:span text:style-name="Strong_20_Emphasis"><text:span text:style-name="T157"><text:user-field-get text:name="Distro">Rocky Linux</text:user-field-get></text:span></text:span><text:span text:style-name="Strong_20_Emphasis"><text:span text:style-name="T157"><text:s/></text:span></text:span><text:span text:style-name="Strong_20_Emphasis"><text:span text:style-name="T158">Workstation</text:span></text:span><text:span text:style-name="T159"> </text:span><text:span text:style-name="T160">en druk op de </text:span><text:span text:style-name="T161">Enter</text:span><text:span text:style-name="T8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2" draw:text-style-name="P18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62">Klik op </text:span><text:span text:style-name="Strong_20_Emphasis"><text:span text:style-name="T163">Install </text:span></text:span><text:span text:style-name="Strong_20_Emphasis"><text:span text:style-name="T164">Rocky Linux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6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0" draw:name="Vorm 16" draw:style-name="gr2" draw:text-style-name="P18" svg:width="0.35cm" svg:height="0.35cm" draw:control="control29"/></text:span></text:p>
          </table:table-cell>
          <table:table-cell table:style-name="_32_._5f_Installatie_5f_uitvoeren.C1" office:value-type="string">
            <text:p text:style-name="Standard"><text:span text:style-name="T166">Maak verbinding met het </text:span><text:span text:style-name="T167">netwerk</text:span><text:span text:style-name="T166">; essentieel voor taalinstelling en softwareselectie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68">Bij</text:span><text:span text:style-name="T169"> </text:span><text:span text:style-name="Strong_20_Emphasis"><text:span text:style-name="T170">WELCOME </text:span></text:span><text:span text:style-name="Strong_20_Emphasis"><text:span text:style-name="T171">BIJ</text:span></text:span><text:span text:style-name="Strong_20_Emphasis"><text:span text:style-name="T170"> ROCKY LINUX</text:span></text:span><text:span text:style-name="T170"> select</text:span><text:span text:style-name="T168">eer</text:span><text:span text:style-name="T172"> </text:span><text:span text:style-name="Strong_20_Emphasis"><text:span text:style-name="T173">Nederlands</text:span></text:span><text:span text:style-name="T172"> en klik</text:span><text:span text:style-name="T174"> </text:span><text:span text:style-name="T172">op</text:span><text:span text:style-name="T175"> </text:span><text:span text:style-name="Strong_20_Emphasis"><text:span text:style-name="T176">Doorgaan</text:span>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2" draw:text-style-name="P18" svg:width="0.35cm" svg:height="0.35cm" draw:control="control20"/></text:span></text:p>
          </table:table-cell>
          <table:table-cell table:style-name="_32_._5f_Installatie_5f_uitvoeren.C12" office:value-type="string">
            <text:p text:style-name="Standard"><text:span text:style-name="T177">O</text:span><text:span text:style-name="T178">nder </text:span><text:span text:style-name="Strong_20_Emphasis"><text:span text:style-name="T179">SYSTEEM</text:span></text:span><text:span text:style-name="T178"> </text:span><text:span text:style-name="T177">klik </text:span><text:span text:style-name="T178">op </text:span><text:span text:style-name="Strong_20_Emphasis"><text:span text:style-name="T179">Installatiebestemming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><text:span text:style-name="T178">Controleer </text:span><text:span text:style-name="T181">de </text:span><text:span text:style-name="Strong_20_Emphasis"><text:span text:style-name="T182">Apparaatselectie</text:span></text:span><text:span text:style-name="T178"> en klik op </text:span><text:span text:style-name="Strong_20_Emphasis"><text:span text:style-name="T179">Klaar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2" draw:text-style-name="P18" svg:width="0.35cm" svg:height="0.35cm" draw:control="control21"/></text:span></text:p>
          </table:table-cell>
          <table:table-cell table:style-name="_32_._5f_Installatie_5f_uitvoeren.C12" office:value-type="string">
            <text:p text:style-name="Standard"><text:span text:style-name="T177">O</text:span><text:span text:style-name="T178">nder </text:span><text:span text:style-name="T183">SYSTEEM</text:span><text:span text:style-name="T178"> </text:span><text:span text:style-name="T177">klik </text:span><text:span text:style-name="T178">op </text:span><text:span text:style-name="T183">Netwerk &amp; hostnaam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4">V</text:span><text:span text:style-name="T185">ul </text:span><text:span text:style-name="T186">in </text:span><text:span text:style-name="Strong_20_Emphasis"><text:span text:style-name="T187">Hostnaam</text:span></text:span><text:span text:style-name="T188"> &lt;computernaam&gt;</text:span><text:span text:style-name="T189"> </text:span><text:span text:style-name="T187">en klik op </text:span><text:span text:style-name="Strong_20_Emphasis"><text:span text:style-name="T190">Toepassen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7">K</text:span><text:span text:style-name="T178">lik op </text:span><text:span text:style-name="T183">Klaar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8" svg:width="0.35cm" svg:height="0.35cm" draw:control="control26"/></text:span></text:p>
          </table:table-cell>
          <table:table-cell table:style-name="_32_._5f_Installatie_5f_uitvoeren.C19" office:value-type="string">
            <text:p text:style-name="Standard"><text:span text:style-name="T177">O</text:span><text:span text:style-name="T178">nder</text:span><text:span text:style-name="T191"> </text:span><text:span text:style-name="Strong_20_Emphasis"><text:span text:style-name="T178">GEBRUIKERSINSTELLINGEN</text:span></text:span><text:span text:style-name="T178"> </text:span><text:span text:style-name="T177">klik </text:span><text:span text:style-name="T178">op </text:span><text:span text:style-name="T183">Gebruiker aanmaken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><text:span text:style-name="T192">Vul in </text:span><text:span text:style-name="Strong_20_Emphasis"><text:span text:style-name="Strong_20_Emphasis"><text:span text:style-name="T193">Volledige n</text:span></text:span></text:span><text:span text:style-name="Strong_20_Emphasis"><text:span text:style-name="T194">aam</text:span></text:span><text:span text:style-name="T195"> </text:span><text:span text:style-name="T10">&lt;</text:span><text:span text:style-name="T196">gebruiker</text:span><text:span text:style-name="T10">&gt;</text:span><text:span text:style-name="T197">, </text:span><text:span text:style-name="Strong_20_Emphasis"><text:span text:style-name="T198"><text:line-break/></text:span></text:span><text:span text:style-name="Strong_20_Emphasis"><text:span text:style-name="T199">Gebruikersnaam</text:span></text:span><text:span text:style-name="T195"> &lt;</text:span><text:span text:style-name="T200">gebruikersnaam&gt;</text:span><text:span text:style-name="T195">,</text:span></text:p>
            <text:p text:style-name="Standard"><text:span text:style-name="T201">vink aan </text:span><text:span text:style-name="Strong_20_Emphasis"><text:span text:style-name="T202">Maak deze gebruiker beheerde</text:span></text:span><text:span text:style-name="T203">r</text:span><text:span text:style-name="T201">,</text:span></text:p>
            <text:p text:style-name="Standard"><text:span text:style-name="T204">g</text:span><text:span text:style-name="T201">eef tweemaal een </text:span><text:span text:style-name="Strong_20_Emphasis"><text:span text:style-name="T199">wachtwoord</text:span></text:span><text:span text:style-name="T201"> </text:span><text:span text:style-name="T205">en k</text:span><text:span text:style-name="T201">lik op </text:span><text:span text:style-name="Strong_20_Emphasis"><text:span text:style-name="T203">Klaar</text:span></text:span><text:span text:style-name="T20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8" svg:width="0.35cm" svg:height="0.35cm" draw:control="control23"/></text:span></text:p>
          </table:table-cell>
          <table:table-cell table:style-name="_32_._5f_Installatie_5f_uitvoeren.C23" office:value-type="string">
            <text:p text:style-name="Standard"><text:span text:style-name="T180">Klik op </text:span><text:span text:style-name="Strong_20_Emphasis"><text:span text:style-name="T206">Begin installatie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8" svg:width="0.35cm" svg:height="0.35cm" draw:control="control28"/></text:span></text:p>
          </table:table-cell>
          <table:table-cell table:style-name="_32_._5f_Installatie_5f_uitvoeren.C23" office:value-type="string">
            <text:p text:style-name="Standard"><text:span text:style-name="T180">Klik op </text:span><text:span text:style-name="Strong_20_Emphasis"><text:span text:style-name="T207">I</text:span></text:span><text:span text:style-name="Strong_20_Emphasis"><text:span text:style-name="T206">nstallatie </text:span></text:span><text:span text:style-name="Strong_20_Emphasis"><text:span text:style-name="T207">voltooien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8" svg:width="0.35cm" svg:height="0.35cm" draw:control="control25"/></text:span></text:p>
          </table:table-cell>
          <table:table-cell table:style-name="_32_._5f_Installatie_5f_uitvoeren.C27" office:value-type="string">
            <text:p text:style-name="Standard"><text:span text:style-name="T208">Hers</text:span><text:span text:style-name="T209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4"><text:span text:style-name="Strong_20_Emphasis"><text:span text:style-name="T210">Installatie </text:span></text:span><text:span text:style-name="Strong_20_Emphasis"><text:span text:style-name="T211">afronden</text:span></text:span></text:p>
        </text:list-item>
      </text:list>
      <text:p text:style-name="P45"><text:span text:style-name="Strong_20_Emphasis"><text:span text:style-name="T21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75"><draw:control text:anchor-type="as-char" draw:z-index="2" draw:name="Vorm24" draw:style-name="gr2" draw:text-style-name="P1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47"><text:span text:style-name="T212">Aanmelden als </text:span><text:span text:style-name="T213">&lt;</text:span><text:span text:style-name="T214">gebruiker</text:span><text:span text:style-name="T213">&gt;</text:span><text:span text:style-name="T21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2" draw:text-style-name="P18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2" draw:text-style-name="P18" svg:width="0.35cm" svg:height="0.35cm" draw:control="control16"/></text:span></text:p>
          </table:table-cell>
          <table:table-cell table:style-name="_33_._5f_Installatie_5f_afronden.C5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6" text:note-class="footnote"><text:note-citation>1</text:note-citation><text:note-body><text:p text:style-name="P48">Druk op de Super (Windows/command/vergrootglas) toets of klik in de linkerbovenhoek.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215">Typ</text:span><text:span text:style-name="T88"> de </text:span><text:span text:style-name="T216">volgende </text:span><text:span text:style-name="T92">d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50"><text:span text:style-name="User_20_Entry"><text:span text:style-name="T217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9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0" office:value-type="string">
            <text:p text:style-name="P5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1" office:value-type="string">
            <text:p text:style-name="P53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24"><text:span text:style-name="Strong_20_Emphasis"><text:span text:style-name="T75"><draw:control text:anchor-type="as-char" draw:z-index="18" draw:name="Vorm 7" draw:style-name="gr2" draw:text-style-name="P1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89"/></text:span></text:p>
          </table:table-cell>
          <table:table-cell table:style-name="_33_._5f_Installatie_5f_afronden.C13" office:value-type="string">
            <text:p text:style-name="P54"><text:span text:style-name="T103">Selecteer</text:span><text:span text:style-name="T218"> </text:span><text:span text:style-name="Strong_20_Emphasis"><text:span text:style-name="T219">3</text:span></text:span><text:span text:style-name="T220"> </text:span><text:span text:style-name="T221">Installatie</text:span><text:span text:style-name="T222"> </text:span><text:span text:style-name="T223">afronden</text:span><text:span text:style-name="T107">.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4" office:value-type="string">
            <text:p text:style-name="P37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45"><text:span text:style-name="Strong_20_Emphasis"><text:span text:style-name="T212"/></text:span></text:p>
      <text:list text:continue-numbering="true" text:style-name="L1">
        <text:list-item>
          <text:p text:style-name="P55"><text:span text:style-name="Strong_20_Emphasis"><text:span text:style-name="T224">Gebruiker inrichten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3" draw:name="Vorm40_0" draw:style-name="gr2" draw:text-style-name="P18" svg:width="0.35cm" svg:height="0.35cm" draw:control="control2"/></text:span></text:span></text:p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6" draw:name="Vorm40_ 1" draw:style-name="gr2" draw:text-style-name="P18" svg:width="0.35cm" svg:height="0.35cm" draw:control="control5"/></text:span></text:span></text:p>
          </table:table-cell>
          <table:table-cell table:style-name="Tabel2.D1" office:value-type="string">
            <text:p text:style-name="P58"><text:span text:style-name="T212">Aanmelden als </text:span><text:span text:style-name="T225">&lt;</text:span><text:span text:style-name="T226">gebruiker</text:span><text:span text:style-name="T225">&gt;</text:span><text:span text:style-name="T227"><text:note text:id="ftn7" text:note-class="footnote"><text:note-citation>1</text:note-citation><text:note-body><text:p text:style-name="P59"><text:span text:style-name="T228">E</text:span><text:span text:style-name="T229">ventuele extra </text:span><text:span text:style-name="T230">gebruiker</text:span><text:span text:style-name="T231">s </text:span><text:span text:style-name="T229">aanmelden en dezelfde stappen uitvoeren.</text:span></text:p></text:note-body></text:note></text:span><text:span text:style-name="T212">.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2"><text:span text:style-name="Strong_20_Emphasis"><text:span text:style-name="T232"><draw:control text:anchor-type="as-char" draw:z-index="8" draw:name="Vorm13_ 1" draw:style-name="gr2" draw:text-style-name="P18" svg:width="0.35cm" svg:height="0.35cm" draw:control="control7"/></text:span></text:span></text:p>
          </table:table-cell>
          <table:table-cell table:style-name="Tabel2.D2" office:value-type="string">
            <text:p text:style-name="P63"><text:span text:style-name="T233">Volg de welkomstschermen.</text:span><text:span text:style-name="T234"/></text:p>
          </table:table-cell>
        </table:table-row>
        <table:table-row table:style-name="Tabel2.4"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19" draw:name="Vorm 8" draw:style-name="gr2" draw:text-style-name="P18" svg:width="0.35cm" svg:height="0.35cm" draw:control="control18"/></text:span></text:span></text:p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20" draw:name="Vorm 9" draw:style-name="gr2" draw:text-style-name="P18" svg:width="0.35cm" svg:height="0.35cm" draw:control="control19"/></text:span></text:span></text:p>
          </table:table-cell>
          <table:table-cell table:style-name="Tabel2.D5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67"><text:span text:style-name="T103">Selecteer</text:span><text:span text:style-name="T218"> </text:span><text:span text:style-name="Strong_20_Emphasis"><text:span text:style-name="T219">4</text:span></text:span><text:span text:style-name="T220"> </text:span><text:span text:style-name="T235">Gebruiker inrichten</text:span><text:span text:style-name="T107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68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69"><text:span text:style-name="Strong_20_Emphasis"><text:span text:style-name="T236"/></text:span></text:p>
      <text:p text:style-name="P70"/>
      <text:p text:style-name="P71"><text:span text:style-name="T237">E</text:span><text:span text:style-name="T238">inde c</text:span><text:span text:style-name="T239">hecklist, </text:span><text:span text:style-name="T240">d</text:span><text:span text:style-name="T239">e installatie van </text:span><text:span text:style-name="T241"><text:user-field-get text:name="Distro">Rocky Linux</text:user-field-get></text:span><text:span text:style-name="T242"><text:s/></text:span><text:span text:style-name="T243">Desktop/</text:span><text:span text:style-name="T244">Workstation</text:span><text:span text:style-name="T245"> </text:span><text:span text:style-name="T239">is voltooid.</text:span></text:p>
      <text:p text:style-name="P72"/>
      <text:list text:style-name="L2">
        <text:list-header>
          <text:p text:style-name="P73"><text:span text:style-name="T246">Geschreven door </text:span><text:a xlink:type="simple" xlink:href="mailto:info@karelzimmer.nl?subject=Checklist%20installatie%20Linux" text:style-name="Internet_20_link" text:visited-style-name="Visited_20_Internet_20_Link"><text:span text:style-name="T247">Karel Zimmer</text:span></text:a><text:span text:style-name="T248">.</text:span></text:p>
          <text:p text:style-name="P74"><text:span text:style-name="T249">Licentie </text:span><text:span text:style-name="T248">C</text:span><text:span text:style-name="T250">C0</text:span><text:span text:style-name="T248"> 1.0 </text:span><text:span text:style-name="T25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1"><text:s/></text:span><text:span text:style-name="T25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8-15T14:51:28.930687727">15-08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5T14:51:27.112701583</dc:date>
    <meta:keyword>Installatie</meta:keyword>
    <meta:keyword>Checklist</meta:keyword>
    <meta:keyword>Linux</meta:keyword>
    <meta:editing-cycles>7022</meta:editing-cycles>
    <meta:editing-duration>P12DT17H25M21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474" meta:character-count="3468" meta:non-whitespace-character-count="3048"/>
    <meta:user-defined meta:name="Info 1"/>
    <meta:user-defined meta:name="Info 2"/>
    <meta:user-defined meta:name="Info 3"/>
    <meta:user-defined meta:name="Info 4"/>
  </office:meta>
</office:document-meta>
</file>